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2f8" officeooo:paragraph-rsid="001412f8"/>
    </style:style>
    <style:style style:name="P2" style:family="paragraph" style:parent-style-name="Standard">
      <style:text-properties style:font-name="Arial" officeooo:paragraph-rsid="001412f8"/>
    </style:style>
    <style:style style:name="P3" style:family="paragraph" style:parent-style-name="Standard">
      <style:text-properties fo:font-weight="bold" officeooo:rsid="001412f8" officeooo:paragraph-rsid="001412f8" style:font-weight-asian="bold" style:font-weight-complex="bold"/>
    </style:style>
    <style:style style:name="T1" style:family="text">
      <style:text-properties officeooo:rsid="001412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Задача 1.</text:p>
      <text:p text:style-name="P1"><text:tab/>Оптимальной стратегией в данной задаче будет выбор максимального расстояния между ногами каждый раз при совершении очередного движения. В переменную d запишем это максимальное расстояние. После очередного шага оно уменьшится в двое. Чтобы учесть четное количество плиток, будет делить на два нацело с прибавлением 1.</text:p>
      <text:p text:style-name="P1"><text:tab/>Как только d = 1, это будет означать, что танец закончен, так как все ноги теперь стоят рядом.</text:p>
      <text:p text:style-name="P1"><text:tab/></text:p>
      <text:p text:style-name="P2">a = int(input()) </text:p>
      <text:p text:style-name="P2">b = int(input()) </text:p>
      <text:p text:style-name="P2"><text:span text:style-name="T1">с</text:span>= int(input()) </text:p>
      <text:p text:style-name="P2">d = max(b - a, - b) </text:p>
      <text:p text:style-name="P2"><text:span text:style-name="T1">result</text:span> = 0 </text:p>
      <text:p text:style-name="P2">while d &gt; 1: </text:p>
      <text:p text:style-name="P2"><text:tab/><text:span text:style-name="T1">result</text:span> += 1 </text:p>
      <text:p text:style-name="P2"><text:tab/>d = (d + 1) // 2 </text:p>
      <text:p text:style-name="P2">print(<text:span text:style-name="T1">result</text:span>)</text:p>
      <text:p text:style-name="P2"/>
      <text:p text:style-name="P3">Задача 2.</text:p>
      <text:p text:style-name="P1"><text:tab/>Для начала посчитаем среднее количество всех людей в отелях — это число и будет исходное количество людей после перемещений всех людей. Далее необходимо найти те отели, где значение больше среднего и отправить оттуда людей в те отели, в которых меньше среднего. После этих операций, все будут на своих местах.</text:p>
      <text:p text:style-name="P1"><text:tab/>Таки образом, необходимо посчитать количество отелей, в которых людей больше среднего.</text:p>
      <text:p text:style-name="P1"><text:tab/></text:p>
      <text:p text:style-name="P2">N = 10 </text:p>
      <text:p text:style-name="P2">V = [0<text:span text:style-name="T1">]</text:span> * N </text:p>
      <text:p text:style-name="P2">Sum = 0 </text:p>
      <text:p text:style-name="P2">for i in range(N): </text:p>
      <text:p text:style-name="P2"><text:tab/>V[i<text:span text:style-name="T1">]</text:span> = int(input()) </text:p>
      <text:p text:style-name="P2"><text:tab/>Sum += V[i<text:span text:style-name="T1">]</text:span> </text:p>
      <text:p text:style-name="P2">Average = Sum / N </text:p>
      <text:p text:style-name="P2">ans = 0 </text:p>
      <text:p text:style-name="P2">for i in range(N): </text:p>
      <text:p text:style-name="P2"><text:tab/>if V[i<text:span text:style-name="T1">]</text:span> &gt; Average: </text:p>
      <text:p text:style-name="P2"><text:tab/><text:tab/>ans += 1</text:p>
      <text:p text:style-name="P2"><text:s/>print(a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4:20:23.593764449</meta:creation-date>
    <dc:date>2016-10-02T14:36:09.330135782</dc:date>
    <meta:editing-duration>PT4M1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9" meta:word-count="199" meta:character-count="1133" meta:non-whitespace-character-count="928"/>
  </office:meta>
</office:document-meta>
</file>